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文泉驿等宽正黑" svg:font-family="文泉驿等宽正黑" style:font-family-generic="modern" style:font-pitch="fixed"/>
    <style:font-face style:name="Abyssinica SIL" svg:font-family="'Abyssinica SIL'" style:font-pitch="variable"/>
    <style:font-face style:name="宋体" svg:font-family="宋体, SimSun" style:font-pitch="variable"/>
    <style:font-face style:name="文泉驿微米黑" svg:font-family="文泉驿微米黑" style:font-pitch="variable"/>
    <style:font-face style:name="文泉驿等宽微米黑" svg:font-family="文泉驿等宽微米黑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文泉驿正黑" svg:font-family="文泉驿正黑" style:font-family-generic="system" style:font-pitch="variable"/>
  </office:font-face-decls>
  <office:automatic-styles>
    <style:style style:name="表格1" style:family="table">
      <style:table-properties style:width="17cm" table:align="margins"/>
    </style:style>
    <style:style style:name="表格1.A" style:family="table-column">
      <style:table-column-properties style:column-width="5.667cm" style:rel-column-width="21845*"/>
    </style:style>
    <style:style style:name="表格1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.C1" style:family="table-cell">
      <style:table-cell-properties fo:padding="0.097cm" fo:border="0.05pt solid #000000"/>
    </style:style>
    <style:style style:name="表格1.A2" style:family="table-cell">
      <style:table-cell-properties fo:padding="0.097cm" fo:border-left="0.05pt solid #000000" fo:border-right="none" fo:border-top="none" fo:border-bottom="0.05pt solid #000000"/>
    </style:style>
    <style:style style:name="表格1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2" style:family="table">
      <style:table-properties style:width="17cm" table:align="margins"/>
    </style:style>
    <style:style style:name="表格2.A" style:family="table-column">
      <style:table-column-properties style:column-width="8.498cm" style:rel-column-width="32760*"/>
    </style:style>
    <style:style style:name="表格2.B" style:family="table-column">
      <style:table-column-properties style:column-width="8.502cm" style:rel-column-width="32775*"/>
    </style:style>
    <style:style style:name="表格2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2.B1" style:family="table-cell">
      <style:table-cell-properties fo:padding="0.097cm" fo:border="0.05pt solid #000000"/>
    </style:style>
    <style:style style:name="表格2.A2" style:family="table-cell">
      <style:table-cell-properties fo:padding="0.097cm" fo:border-left="0.05pt solid #000000" fo:border-right="none" fo:border-top="none" fo:border-bottom="0.05pt solid #000000"/>
    </style:style>
    <style:style style:name="表格2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3" style:family="table">
      <style:table-properties style:width="17cm" table:align="margins"/>
    </style:style>
    <style:style style:name="表格3.A" style:family="table-column">
      <style:table-column-properties style:column-width="17cm" style:rel-column-width="65535*"/>
    </style:style>
    <style:style style:name="表格3.A1" style:family="table-cell">
      <style:table-cell-properties fo:padding="0.097cm" fo:border="0.05pt solid #000000"/>
    </style:style>
    <style:style style:name="表格3.A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4" style:family="table">
      <style:table-properties style:width="17cm" table:align="margins"/>
    </style:style>
    <style:style style:name="表格4.A" style:family="table-column">
      <style:table-column-properties style:column-width="17cm" style:rel-column-width="65535*"/>
    </style:style>
    <style:style style:name="表格4.A1" style:family="table-cell">
      <style:table-cell-properties fo:padding="0.097cm" fo:border="0.05pt solid #000000"/>
    </style:style>
    <style:style style:name="表格4.A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5" style:family="table">
      <style:table-properties style:width="17cm" table:align="margins"/>
    </style:style>
    <style:style style:name="表格5.A" style:family="table-column">
      <style:table-column-properties style:column-width="17cm" style:rel-column-width="65535*"/>
    </style:style>
    <style:style style:name="表格5.A1" style:family="table-cell">
      <style:table-cell-properties fo:padding="0.097cm" fo:border="0.05pt solid #000000"/>
    </style:style>
    <style:style style:name="表格5.A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6" style:family="table">
      <style:table-properties style:width="17cm" table:align="margins"/>
    </style:style>
    <style:style style:name="表格6.A" style:family="table-column">
      <style:table-column-properties style:column-width="17cm" style:rel-column-width="65535*"/>
    </style:style>
    <style:style style:name="表格6.A1" style:family="table-cell">
      <style:table-cell-properties fo:padding="0.097cm" fo:border="0.05pt solid #000000"/>
    </style:style>
    <style:style style:name="表格6.A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7" style:family="table">
      <style:table-properties style:width="17cm" table:align="margins"/>
    </style:style>
    <style:style style:name="表格7.A" style:family="table-column">
      <style:table-column-properties style:column-width="17cm" style:rel-column-width="65535*"/>
    </style:style>
    <style:style style:name="表格7.A1" style:family="table-cell">
      <style:table-cell-properties fo:padding="0.097cm" fo:border="0.05pt solid #000000"/>
    </style:style>
    <style:style style:name="表格7.A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8" style:family="table">
      <style:table-properties style:width="17cm" table:align="margins"/>
    </style:style>
    <style:style style:name="表格8.A" style:family="table-column">
      <style:table-column-properties style:column-width="17cm" style:rel-column-width="65535*"/>
    </style:style>
    <style:style style:name="表格8.A1" style:family="table-cell">
      <style:table-cell-properties fo:padding="0.097cm" fo:border="0.05pt solid #000000"/>
    </style:style>
    <style:style style:name="表格8.A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9" style:family="table">
      <style:table-properties style:width="17cm" table:align="margins"/>
    </style:style>
    <style:style style:name="表格9.A" style:family="table-column">
      <style:table-column-properties style:column-width="8.5cm" style:rel-column-width="32767*"/>
    </style:style>
    <style:style style:name="表格9.B" style:family="table-column">
      <style:table-column-properties style:column-width="8.5cm" style:rel-column-width="32768*"/>
    </style:style>
    <style:style style:name="表格9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9.B1" style:family="table-cell">
      <style:table-cell-properties fo:padding="0.097cm" fo:border="0.05pt solid #000000"/>
    </style:style>
    <style:style style:name="表格9.A2" style:family="table-cell">
      <style:table-cell-properties fo:padding="0.097cm" fo:border-left="0.05pt solid #000000" fo:border-right="none" fo:border-top="none" fo:border-bottom="0.05pt solid #000000"/>
    </style:style>
    <style:style style:name="表格9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end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2" style:family="paragraph" style:parent-style-name="Standard">
      <style:paragraph-properties fo:text-align="center" style:justify-single-word="false"/>
      <style:text-properties fo:font-size="26pt" fo:font-weight="bold" style:font-size-asian="26pt" style:font-weight-asian="bold" style:font-size-complex="26pt" style:font-weight-complex="bold"/>
    </style:style>
    <style:style style:name="P3" style:family="paragraph" style:parent-style-name="Standard">
      <style:paragraph-properties fo:text-align="end" style:justify-single-word="false"/>
    </style:style>
    <style:style style:name="P4" style:family="paragraph" style:parent-style-name="Standard">
      <style:paragraph-properties fo:text-align="start" style:justify-single-word="false"/>
      <style:text-properties style:font-name="文泉驿微米黑" fo:font-size="12pt" fo:font-weight="normal" style:font-name-asian="文泉驿微米黑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</style:style>
    <style:style style:name="P6" style:family="paragraph" style:parent-style-name="Text_20_body">
      <style:text-properties fo:font-size="12pt" style:font-size-asian="10.5pt" style:font-size-complex="12pt"/>
    </style:style>
    <style:style style:name="P7" style:family="paragraph" style:parent-style-name="Text_20_body">
      <style:text-properties fo:color="#000000" style:font-name="文泉驿微米黑" fo:font-size="12pt" fo:font-style="normal" fo:font-weight="normal" style:font-name-asian="文泉驿微米黑" style:font-size-asian="10.5pt" style:font-style-asian="normal" style:font-weight-asian="normal" style:font-size-complex="12pt" style:font-style-complex="normal" style:font-weight-complex="normal"/>
    </style:style>
    <style:style style:name="P8" style:family="paragraph" style:parent-style-name="Text_20_body">
      <style:text-properties fo:color="#000000" style:font-name="文泉驿微米黑" fo:font-size="12pt" fo:font-style="normal" fo:font-weight="normal" officeooo:paragraph-rsid="005a1c4c" style:font-name-asian="文泉驿微米黑" style:font-size-asian="10.5pt" style:font-style-asian="normal" style:font-weight-asian="normal" style:font-size-complex="12pt" style:font-style-complex="normal" style:font-weight-complex="normal"/>
    </style:style>
    <style:style style:name="P9" style:family="paragraph" style:parent-style-name="Text_20_body">
      <style:text-properties fo:color="#000000" style:font-name="文泉驿微米黑" fo:font-size="10.5pt" fo:font-style="normal" fo:font-weight="normal" style:font-name-asian="文泉驿微米黑" style:font-size-asian="10.5pt" style:font-style-asian="normal" style:font-weight-asian="normal" style:font-size-complex="10.5pt" style:font-style-complex="normal" style:font-weight-complex="normal"/>
    </style:style>
    <style:style style:name="P10" style:family="paragraph" style:parent-style-name="Text_20_body">
      <style:text-properties fo:color="#000000" style:font-name="文泉驿微米黑" fo:font-style="normal" fo:font-weight="normal" style:font-name-asian="文泉驿微米黑" style:font-style-asian="normal" style:font-weight-asian="normal" style:font-style-complex="normal" style:font-weight-complex="normal"/>
    </style:style>
    <style:style style:name="P11" style:family="paragraph" style:parent-style-name="Text_20_body">
      <style:text-properties fo:color="#000000" style:font-name="文泉驿微米黑" fo:font-size="9pt" fo:font-style="normal" fo:font-weight="normal" style:font-name-asian="文泉驿微米黑" style:font-size-asian="9pt" style:font-style-asian="normal" style:font-weight-asian="normal" style:font-size-complex="9pt" style:font-style-complex="normal" style:font-weight-complex="normal"/>
    </style:style>
    <style:style style:name="P12" style:family="paragraph" style:parent-style-name="Text_20_body">
      <style:text-properties fo:color="#000000" style:font-name="文泉驿微米黑" fo:font-size="9pt" fo:font-style="normal" fo:font-weight="normal" officeooo:paragraph-rsid="0032bdaf" style:font-name-asian="文泉驿微米黑" style:font-size-asian="9pt" style:font-style-asian="normal" style:font-weight-asian="normal" style:font-size-complex="9pt" style:font-style-complex="normal" style:font-weight-complex="normal"/>
    </style:style>
    <style:style style:name="P13" style:family="paragraph" style:parent-style-name="Text_20_body">
      <style:text-properties fo:color="#000000" style:font-name="文泉驿微米黑" fo:font-size="10.25pt" fo:font-style="normal" fo:font-weight="normal" style:font-name-asian="文泉驿微米黑" style:font-size-asian="9pt" style:font-style-asian="normal" style:font-weight-asian="normal" style:font-size-complex="10.25pt" style:font-style-complex="normal" style:font-weight-complex="normal"/>
    </style:style>
    <style:style style:name="P14" style:family="paragraph" style:parent-style-name="Text_20_body">
      <style:text-properties fo:color="#000000" style:font-name="文泉驿微米黑" fo:font-size="22pt" fo:font-style="normal" fo:font-weight="normal" style:font-name-asian="文泉驿微米黑" style:font-size-asian="22pt" style:font-style-asian="normal" style:font-weight-asian="normal" style:font-size-complex="22pt" style:font-style-complex="normal" style:font-weight-complex="normal"/>
    </style:style>
    <style:style style:name="P15" style:family="paragraph" style:parent-style-name="Text_20_body">
      <style:text-properties fo:font-size="10.25pt" style:font-size-asian="9pt" style:font-size-complex="10.25pt"/>
    </style:style>
    <style:style style:name="P16" style:family="paragraph" style:parent-style-name="Text_20_body">
      <style:text-properties fo:font-size="10.5pt" style:font-size-asian="10.5pt" style:font-size-complex="10.5pt"/>
    </style:style>
    <style:style style:name="P17" style:family="paragraph" style:parent-style-name="Table_20_Contents">
      <style:text-properties style:font-name-asian="文泉驿微米黑"/>
    </style:style>
    <style:style style:name="P18" style:family="paragraph" style:parent-style-name="Table_20_Contents">
      <style:text-properties style:font-name="文泉驿微米黑" style:font-name-asian="文泉驿微米黑"/>
    </style:style>
    <style:style style:name="P19" style:family="paragraph" style:parent-style-name="Table_20_Contents">
      <style:text-properties style:font-name="文泉驿微米黑" fo:font-size="10.5pt" style:font-name-asian="文泉驿微米黑" style:font-size-asian="10.5pt" style:font-size-complex="10.5pt"/>
    </style:style>
    <style:style style:name="P20" style:family="paragraph" style:parent-style-name="Table_20_Contents">
      <style:text-properties style:font-name="文泉驿微米黑" fo:font-size="10.5pt" style:font-name-asian="文泉驿微米黑" style:font-size-asian="10.5pt" style:font-name-complex="宋体" style:font-size-complex="10.5pt"/>
    </style:style>
    <style:style style:name="P21" style:family="paragraph" style:parent-style-name="Table_20_Contents">
      <style:text-properties style:font-name-asian="Abyssinica SIL"/>
    </style:style>
    <style:style style:name="P22" style:family="paragraph" style:parent-style-name="Table_20_Contents">
      <style:text-properties officeooo:rsid="0060faba" officeooo:paragraph-rsid="0060faba"/>
    </style:style>
    <style:style style:name="P23" style:family="paragraph" style:parent-style-name="Table_20_Contents">
      <style:text-properties officeooo:rsid="00624d57" officeooo:paragraph-rsid="00624d57"/>
    </style:style>
    <style:style style:name="P24" style:family="paragraph" style:parent-style-name="Standard">
      <style:paragraph-properties fo:text-align="start" style:justify-single-word="false" fo:break-before="page"/>
      <style:text-properties style:font-name="文泉驿微米黑" fo:font-size="12pt" fo:font-weight="normal" style:font-name-asian="文泉驿微米黑" style:font-size-asian="10.5pt" style:font-weight-asian="normal" style:font-size-complex="12pt" style:font-weight-complex="normal"/>
    </style:style>
    <style:style style:name="P2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6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27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8" style:family="paragraph" style:parent-style-name="Preformatted_20_Text">
      <style:paragraph-properties fo:text-align="start" style:justify-single-word="false"/>
      <style:text-properties style:font-name="文泉驿微米黑" fo:font-size="10.5pt" style:font-name-asian="文泉驿微米黑" style:font-size-asian="10.5pt" style:font-size-complex="10.5pt"/>
    </style:style>
    <style:style style:name="P29" style:family="paragraph" style:parent-style-name="Text_20_body" style:list-style-name="L1">
      <style:text-properties fo:color="#000000" style:font-name="文泉驿微米黑" fo:font-size="10.25pt" fo:font-style="normal" fo:font-weight="normal" officeooo:rsid="003684ab" style:font-name-asian="文泉驿微米黑" style:font-size-asian="9pt" style:font-style-asian="normal" style:font-weight-asian="normal" style:font-size-complex="10.25pt" style:font-style-complex="normal" style:font-weight-complex="normal"/>
    </style:style>
    <style:style style:name="P30" style:family="paragraph" style:parent-style-name="Heading_20_1">
      <style:text-properties fo:color="#000000" style:font-name="文泉驿微米黑" fo:font-size="22pt" fo:font-style="normal" fo:font-weight="normal" style:font-name-asian="文泉驿微米黑" style:font-size-asian="22pt" style:font-style-asian="normal" style:font-weight-asian="normal" style:font-size-complex="22pt" style:font-style-complex="normal" style:font-weight-complex="normal"/>
    </style:style>
    <style:style style:name="P31" style:family="paragraph" style:parent-style-name="Heading_20_1">
      <style:text-properties fo:font-size="22pt" fo:font-weight="normal" style:font-name-asian="文泉驿微米黑" style:font-size-asian="22pt" style:font-weight-asian="normal" style:font-size-complex="22pt" style:font-weight-complex="normal"/>
    </style:style>
    <style:style style:name="P32" style:family="paragraph" style:parent-style-name="Heading_20_1">
      <style:paragraph-properties fo:break-before="page"/>
      <style:text-properties fo:font-size="22pt" style:font-name-asian="文泉驿微米黑" style:font-size-asian="22pt" style:font-size-complex="22pt"/>
    </style:style>
    <style:style style:name="P33" style:family="paragraph" style:parent-style-name="Heading_20_1">
      <style:paragraph-properties fo:break-before="page"/>
      <style:text-properties fo:color="#000000" style:font-name="文泉驿微米黑" fo:font-size="22pt" fo:font-style="normal" fo:font-weight="normal" style:font-name-asian="文泉驿微米黑" style:font-size-asian="22pt" style:font-style-asian="normal" style:font-weight-asian="normal" style:font-size-complex="22pt" style:font-style-complex="normal" style:font-weight-complex="normal"/>
    </style:style>
    <style:style style:name="P34" style:family="paragraph" style:parent-style-name="Heading_20_2">
      <style:text-properties fo:font-size="16pt" fo:font-style="normal" fo:font-weight="bold" style:font-name-asian="文泉驿微米黑" style:font-size-asian="16pt" style:font-style-asian="normal" style:font-weight-asian="bold" style:font-size-complex="16pt" style:font-style-complex="normal" style:font-weight-complex="bold"/>
    </style:style>
    <style:style style:name="P35" style:family="paragraph" style:parent-style-name="Heading_20_2">
      <style:text-properties fo:color="#000000" style:font-name="文泉驿微米黑" fo:font-size="16pt" fo:font-style="normal" fo:font-weight="bold" style:font-name-asian="文泉驿微米黑" style:font-size-asian="16pt" style:font-style-asian="normal" style:font-weight-asian="bold" style:font-size-complex="16pt" style:font-style-complex="normal" style:font-weight-complex="bold"/>
    </style:style>
    <style:style style:name="P36" style:family="paragraph" style:parent-style-name="Heading_20_2">
      <style:text-properties fo:color="#000000" style:font-name="文泉驿微米黑" fo:font-size="16pt" fo:font-style="normal" fo:font-weight="normal" style:font-name-asian="文泉驿微米黑" style:font-size-asian="14pt" style:font-style-asian="normal" style:font-weight-asian="normal" style:font-size-complex="16pt" style:font-style-complex="normal" style:font-weight-complex="normal"/>
    </style:style>
    <style:style style:name="P37" style:family="paragraph" style:parent-style-name="Heading_20_3">
      <style:text-properties fo:font-style="italic" fo:font-weight="normal" style:font-name-asian="文泉驿微米黑" style:font-style-asian="italic" style:font-weight-asian="normal" style:font-style-complex="italic" style:font-weight-complex="normal"/>
    </style:style>
    <style:style style:name="P38" style:family="paragraph" style:parent-style-name="Heading_20_3">
      <style:text-properties fo:color="#000000" style:font-name="文泉驿微米黑" fo:font-size="16pt" fo:font-style="italic" fo:font-weight="normal" style:font-name-asian="文泉驿微米黑" style:font-size-asian="14pt" style:font-style-asian="italic" style:font-weight-asian="normal" style:font-size-complex="16pt" style:font-style-complex="italic" style:font-weight-complex="normal"/>
    </style:style>
    <style:style style:name="P39" style:family="paragraph" style:parent-style-name="Heading_20_3">
      <style:text-properties fo:font-size="14pt" fo:font-style="italic" fo:font-weight="normal" style:font-name-asian="文泉驿微米黑" style:font-size-asian="14pt" style:font-style-asian="italic" style:font-weight-asian="normal" style:font-size-complex="14pt" style:font-style-complex="italic" style:font-weight-complex="normal"/>
    </style:style>
    <style:style style:name="T1" style:family="text">
      <style:text-properties style:font-name="文泉驿微米黑" style:font-name-asian="文泉驿微米黑"/>
    </style:style>
    <style:style style:name="T2" style:family="text">
      <style:text-properties style:font-name="文泉驿微米黑" officeooo:rsid="00587312" style:font-name-asian="文泉驿微米黑"/>
    </style:style>
    <style:style style:name="T3" style:family="text">
      <style:text-properties style:font-name="文泉驿微米黑" fo:font-size="10.5pt" style:font-name-asian="文泉驿微米黑" style:font-size-asian="10.5pt" style:font-size-complex="10.5pt"/>
    </style:style>
    <style:style style:name="T4" style:family="text">
      <style:text-properties style:font-name="文泉驿微米黑" fo:font-size="10.5pt" officeooo:rsid="00587312" style:font-name-asian="文泉驿微米黑" style:font-size-asian="10.5pt" style:font-size-complex="10.5pt"/>
    </style:style>
    <style:style style:name="T5" style:family="text">
      <style:text-properties style:font-name-asian="文泉驿微米黑"/>
    </style:style>
    <style:style style:name="T6" style:family="text">
      <style:text-properties officeooo:rsid="004ebb92" style:font-name-asian="文泉驿微米黑"/>
    </style:style>
    <style:style style:name="T7" style:family="text">
      <style:text-properties fo:color="#000000" style:font-name="文泉驿微米黑" fo:font-style="normal" fo:font-weight="normal" style:font-name-asian="文泉驿微米黑" style:font-style-asian="normal" style:font-weight-asian="normal" style:font-style-complex="normal" style:font-weight-complex="normal"/>
    </style:style>
    <style:style style:name="T8" style:family="text">
      <style:text-properties fo:color="#000000" style:font-name="文泉驿微米黑" fo:font-style="normal" fo:font-weight="normal" officeooo:rsid="00352403" style:font-name-asian="文泉驿微米黑" style:font-style-asian="normal" style:font-weight-asian="normal" style:font-style-complex="normal" style:font-weight-complex="normal"/>
    </style:style>
    <style:style style:name="T9" style:family="text">
      <style:text-properties fo:color="#000000" style:font-name="文泉驿微米黑" fo:font-style="normal" fo:font-weight="normal" officeooo:rsid="003684ab" style:font-name-asian="文泉驿微米黑" style:font-style-asian="normal" style:font-weight-asian="normal" style:font-style-complex="normal" style:font-weight-complex="normal"/>
    </style:style>
    <style:style style:name="T10" style:family="text">
      <style:text-properties fo:color="#000000" style:font-name="文泉驿微米黑" fo:font-style="normal" fo:font-weight="normal" officeooo:rsid="00379b92" style:font-name-asian="文泉驿微米黑" style:font-style-asian="normal" style:font-weight-asian="normal" style:font-style-complex="normal" style:font-weight-complex="normal"/>
    </style:style>
    <style:style style:name="T11" style:family="text">
      <style:text-properties fo:color="#000000" style:font-name="文泉驿微米黑" fo:font-style="normal" fo:font-weight="normal" officeooo:rsid="004bb11b" style:font-name-asian="文泉驿微米黑" style:font-style-asian="normal" style:font-weight-asian="normal" style:font-style-complex="normal" style:font-weight-complex="normal"/>
    </style:style>
    <style:style style:name="T12" style:family="text">
      <style:text-properties fo:color="#000000" style:font-name="文泉驿微米黑" fo:font-style="normal" fo:font-weight="bold" officeooo:rsid="00624d57" style:font-name-asian="文泉驿微米黑" style:font-style-asian="normal" style:font-weight-asian="bold" style:font-style-complex="normal" style:font-weight-complex="bold"/>
    </style:style>
    <style:style style:name="T13" style:family="text">
      <style:text-properties fo:color="#000000" style:font-name="文泉驿微米黑" fo:font-size="12pt" fo:font-style="normal" fo:font-weight="normal" style:font-name-asian="文泉驿微米黑" style:font-size-asian="10.5pt" style:font-style-asian="normal" style:font-weight-asian="normal" style:font-size-complex="12pt" style:font-style-complex="normal" style:font-weight-complex="normal"/>
    </style:style>
    <style:style style:name="T14" style:family="text">
      <style:text-properties fo:color="#000000" style:font-name="文泉驿微米黑" fo:font-size="12pt" fo:font-style="normal" fo:font-weight="normal" officeooo:rsid="002220da" style:font-name-asian="文泉驿微米黑" style:font-size-asian="10.5pt" style:font-style-asian="normal" style:font-weight-asian="normal" style:font-size-complex="12pt" style:font-style-complex="normal" style:font-weight-complex="normal"/>
    </style:style>
    <style:style style:name="T15" style:family="text">
      <style:text-properties fo:color="#000000" style:font-name="文泉驿微米黑" fo:font-size="12pt" fo:font-style="normal" fo:font-weight="normal" officeooo:rsid="00587312" style:font-name-asian="文泉驿微米黑" style:font-size-asian="10.5pt" style:font-style-asian="normal" style:font-weight-asian="normal" style:font-size-complex="12pt" style:font-style-complex="normal" style:font-weight-complex="normal"/>
    </style:style>
    <style:style style:name="T16" style:family="text">
      <style:text-properties fo:color="#000000" style:font-name="文泉驿微米黑" fo:font-size="12pt" fo:font-style="normal" fo:font-weight="normal" officeooo:rsid="005fdbef" style:font-name-asian="文泉驿微米黑" style:font-size-asian="10.5pt" style:font-style-asian="normal" style:font-weight-asian="normal" style:font-size-complex="12pt" style:font-style-complex="normal" style:font-weight-complex="normal"/>
    </style:style>
    <style:style style:name="T17" style:family="text">
      <style:text-properties fo:color="#000000" style:font-name="文泉驿微米黑" fo:font-size="10.5pt" fo:font-style="normal" fo:font-weight="normal" style:font-name-asian="文泉驿微米黑" style:font-size-asian="10.5pt" style:font-style-asian="normal" style:font-weight-asian="normal" style:font-size-complex="10.5pt" style:font-style-complex="normal" style:font-weight-complex="normal"/>
    </style:style>
    <style:style style:name="T18" style:family="text">
      <style:text-properties fo:color="#000000" style:font-name="文泉驿微米黑" fo:font-size="10.5pt" fo:font-style="normal" fo:font-weight="normal" officeooo:rsid="00379b92" style:font-name-asian="文泉驿微米黑" style:font-size-asian="10.5pt" style:font-style-asian="normal" style:font-weight-asian="normal" style:font-size-complex="10.5pt" style:font-style-complex="normal" style:font-weight-complex="normal"/>
    </style:style>
    <style:style style:name="T19" style:family="text">
      <style:text-properties fo:color="#000000" style:font-name="文泉驿微米黑" fo:font-size="10.5pt" fo:font-style="normal" fo:font-weight="normal" officeooo:rsid="0038a0a4" style:font-name-asian="文泉驿微米黑" style:font-size-asian="10.5pt" style:font-style-asian="normal" style:font-weight-asian="normal" style:font-size-complex="10.5pt" style:font-style-complex="normal" style:font-weight-complex="normal"/>
    </style:style>
    <style:style style:name="T20" style:family="text">
      <style:text-properties style:font-name="文泉驿等宽微米黑" fo:font-size="14pt" fo:font-style="italic" style:font-name-asian="文泉驿等宽微米黑" style:font-size-asian="14pt" style:font-style-asian="italic" style:font-size-complex="14pt" style:font-style-complex="italic"/>
    </style:style>
    <style:style style:name="T21" style:family="text">
      <style:text-properties style:font-name="文泉驿等宽微米黑" fo:font-style="italic" style:font-name-asian="文泉驿等宽微米黑" style:font-style-asian="italic" style:font-style-complex="italic"/>
    </style:style>
    <style:style style:name="T22" style:family="text">
      <style:text-properties style:font-name="文泉驿等宽微米黑" fo:font-size="10.5pt" fo:font-style="italic" style:font-name-asian="文泉驿等宽微米黑" style:font-size-asian="10.5pt" style:font-style-asian="italic" style:font-size-complex="10.5pt" style:font-style-complex="italic"/>
    </style:style>
    <style:style style:name="T23" style:family="text">
      <style:text-properties officeooo:rsid="001c3730"/>
    </style:style>
    <style:style style:name="T24" style:family="text">
      <style:text-properties officeooo:rsid="001d9aa2"/>
    </style:style>
    <style:style style:name="T25" style:family="text">
      <style:text-properties officeooo:rsid="004dcc7b"/>
    </style:style>
    <style:style style:name="T26" style:family="text">
      <style:text-properties officeooo:rsid="004f5416"/>
    </style:style>
    <style:style style:name="T27" style:family="text">
      <style:text-properties officeooo:rsid="006212be"/>
    </style:style>
    <style:style style:name="T28" style:family="text">
      <style:text-properties officeooo:rsid="00633408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“探月者”游戏</text:p>
      <text:p text:style-name="P2">项目计划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3"><text:span text:style-name="T20">个体和互动</text:span><text:span text:style-name="T21"> 高于 流程和工具<text:tab/><text:tab/><text:line-break/></text:span><text:span text:style-name="T20">工作的软件</text:span><text:span text:style-name="T21"> 高于 详尽的文</text:span><text:span text:style-name="T22">档</text:span><text:span text:style-name="T21"><text:line-break/></text:span><text:span text:style-name="T20">客户合作</text:span><text:span text:style-name="T21"> 高于 合同谈判<text:tab/><text:tab/><text:tab/><text:line-break/></text:span><text:span text:style-name="T20">响应变化</text:span><text:span text:style-name="T21"> 高于 遵循计</text:span><text:span text:style-name="T22">划<text:tab/></text:span><text:span text:style-name="T20"><text:tab/></text:span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1"><text:tab/><text:tab/><text:tab/><text:tab/><text:tab/><text:tab/><text:tab/><text:tab/><text:span text:style-name="T1">文档作者：Rob&lt;</text:span><text:a xlink:type="simple" xlink:href="mailto:code.server.matrix@gmail.com"><text:span text:style-name="T1">code.server.matrix@gmail.com</text:span></text:a><text:span text:style-name="T1">&gt;</text:span></text:p>
      <text:p text:style-name="P4"/>
      <text:p text:style-name="P24"/>
      <text:table-of-content text:style-name="Sect1" text:name="内容目录1">
        <text:table-of-content-source text:outline-level="10">
          <text:index-title-template text:style-name="Contents_20_Heading">目录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内容目录1_Head">
            <text:h text:style-name="P32" text:outline-level="1">目录</text:h>
          </text:index-title>
          <text:p text:style-name="P25"><text:a xlink:type="simple" xlink:href="#__RefHeading__1057_76030317" text:style-name="Index_20_Link" text:visited-style-name="Index_20_Link">版权声明<text:tab/>5</text:a></text:p>
          <text:p text:style-name="P25"><text:a xlink:type="simple" xlink:href="#__RefHeading__1059_76030317" text:style-name="Index_20_Link" text:visited-style-name="Index_20_Link">如何查看该文档<text:tab/>5</text:a></text:p>
          <text:p text:style-name="P25"><text:a xlink:type="simple" xlink:href="#__RefHeading__1063_76030317" text:style-name="Index_20_Link" text:visited-style-name="Index_20_Link">项目描述<text:tab/>6</text:a></text:p>
          <text:p text:style-name="P25"><text:a xlink:type="simple" xlink:href="#__RefHeading__1065_76030317" text:style-name="Index_20_Link" text:visited-style-name="Index_20_Link">项目目标<text:tab/>6</text:a></text:p>
          <text:p text:style-name="P25"><text:a xlink:type="simple" xlink:href="#__RefHeading__1067_76030317" text:style-name="Index_20_Link" text:visited-style-name="Index_20_Link">资源及分配<text:tab/>6</text:a></text:p>
          <text:p text:style-name="P27"><text:a xlink:type="simple" xlink:href="#__RefHeading__816_1106138866" text:style-name="Index_20_Link" text:visited-style-name="Index_20_Link">开发者<text:tab/>6</text:a></text:p>
          <text:p text:style-name="P27"><text:a xlink:type="simple" xlink:href="#__RefHeading__818_1106138866" text:style-name="Index_20_Link" text:visited-style-name="Index_20_Link">任务分配<text:tab/>6</text:a></text:p>
          <text:p text:style-name="P25"><text:a xlink:type="simple" xlink:href="#__RefHeading__1069_76030317" text:style-name="Index_20_Link" text:visited-style-name="Index_20_Link">项目流程安排及用时预估<text:tab/>6</text:a></text:p>
          <text:p text:style-name="P27"><text:a xlink:type="simple" xlink:href="#__RefHeading__1071_76030317" text:style-name="Index_20_Link" text:visited-style-name="Index_20_Link">培训<text:tab/>6</text:a></text:p>
          <text:p text:style-name="P26"><text:a xlink:type="simple" xlink:href="#__RefHeading__979_2032985173" text:style-name="Index_20_Link" text:visited-style-name="Index_20_Link">基础<text:tab/>6</text:a></text:p>
          <text:p text:style-name="P26"><text:a xlink:type="simple" xlink:href="#__RefHeading__1209_76030317" text:style-name="Index_20_Link" text:visited-style-name="Index_20_Link">游戏设计<text:tab/>7</text:a></text:p>
          <text:p text:style-name="P26"><text:a xlink:type="simple" xlink:href="#__RefHeading__1211_76030317" text:style-name="Index_20_Link" text:visited-style-name="Index_20_Link">实现2D游戏需要的特殊知识<text:tab/>7</text:a></text:p>
          <text:p text:style-name="P27"><text:a xlink:type="simple" xlink:href="#__RefHeading__1018_1259410421" text:style-name="Index_20_Link" text:visited-style-name="Index_20_Link">游戏设计<text:tab/>7</text:a></text:p>
          <text:p text:style-name="P26"><text:a xlink:type="simple" xlink:href="#__RefHeading__1213_76030317" text:style-name="Index_20_Link" text:visited-style-name="Index_20_Link">设计游戏<text:tab/>7</text:a></text:p>
          <text:p text:style-name="P26"><text:a xlink:type="simple" xlink:href="#__RefHeading__820_1106138866" text:style-name="Index_20_Link" text:visited-style-name="Index_20_Link">游戏的接口<text:tab/>8</text:a></text:p>
          <text:p text:style-name="P26"><text:a xlink:type="simple" xlink:href="#__RefHeading__1219_76030317" text:style-name="Index_20_Link" text:visited-style-name="Index_20_Link">审核接口的完备性<text:tab/>8</text:a></text:p>
          <text:p text:style-name="P27"><text:a xlink:type="simple" xlink:href="#__RefHeading__1075_76030317" text:style-name="Index_20_Link" text:visited-style-name="Index_20_Link">分配编码任务<text:tab/>8</text:a></text:p>
          <text:p text:style-name="P27"><text:a xlink:type="simple" xlink:href="#__RefHeading__822_1106138866" text:style-name="Index_20_Link" text:visited-style-name="Index_20_Link">编码及独立测试<text:tab/>8</text:a></text:p>
          <text:p text:style-name="P27"><text:a xlink:type="simple" xlink:href="#__RefHeading__1079_76030317" text:style-name="Index_20_Link" text:visited-style-name="Index_20_Link">集成测试<text:tab/>8</text:a></text:p>
          <text:p text:style-name="P27"><text:a xlink:type="simple" xlink:href="#__RefHeading__824_1106138866" text:style-name="Index_20_Link" text:visited-style-name="Index_20_Link">游戏测试<text:tab/>8</text:a></text:p>
          <text:p text:style-name="P27"><text:a xlink:type="simple" xlink:href="#__RefHeading__1081_76030317" text:style-name="Index_20_Link" text:visited-style-name="Index_20_Link">发布<text:tab/>8</text:a></text:p>
          <text:p text:style-name="P25"><text:a xlink:type="simple" xlink:href="#__RefHeading__1223_76030317" text:style-name="Index_20_Link" text:visited-style-name="Index_20_Link">用时预估<text:tab/>9</text:a></text:p>
          <text:p text:style-name="P25"><text:a xlink:type="simple" xlink:href="#__RefHeading__1225_76030317" text:style-name="Index_20_Link" text:visited-style-name="Index_20_Link">术语定义<text:tab/>10</text:a></text:p>
          <text:p text:style-name="P27"><text:a xlink:type="simple" xlink:href="#__RefHeading__826_1106138866" text:style-name="Index_20_Link" text:visited-style-name="Index_20_Link">项目组<text:tab/>10</text:a></text:p>
          <text:p text:style-name="P27"><text:a xlink:type="simple" xlink:href="#__RefHeading__1085_76030317" text:style-name="Index_20_Link" text:visited-style-name="Index_20_Link">项目流程<text:tab/>10</text:a></text:p>
          <text:p text:style-name="P27"><text:a xlink:type="simple" xlink:href="#__RefHeading__1227_76030317" text:style-name="Index_20_Link" text:visited-style-name="Index_20_Link">游戏模块<text:tab/>10</text:a></text:p>
          <text:p text:style-name="P27"><text:a xlink:type="simple" xlink:href="#__RefHeading__1229_76030317" text:style-name="Index_20_Link" text:visited-style-name="Index_20_Link">发布<text:tab/>10</text:a></text:p>
          <text:p text:style-name="P27"><text:a xlink:type="simple" xlink:href="#__RefHeading__1231_76030317" text:style-name="Index_20_Link" text:visited-style-name="Index_20_Link">培训<text:tab/>10</text:a></text:p>
          <text:p text:style-name="P27"><text:a xlink:type="simple" xlink:href="#__RefHeading__828_1106138866" text:style-name="Index_20_Link" text:visited-style-name="Index_20_Link">游戏主线<text:tab/>10</text:a></text:p>
          <text:p text:style-name="P27"><text:a xlink:type="simple" xlink:href="#__RefHeading__832_1106138866" text:style-name="Index_20_Link" text:visited-style-name="Index_20_Link">游戏平衡<text:tab/>10</text:a></text:p>
          <text:p text:style-name="P27"><text:a xlink:type="simple" xlink:href="#__RefHeading__834_1106138866" text:style-name="Index_20_Link" text:visited-style-name="Index_20_Link">角色<text:tab/>10</text:a></text:p>
          <text:p text:style-name="P27"><text:a xlink:type="simple" xlink:href="#__RefHeading__836_1106138866" text:style-name="Index_20_Link" text:visited-style-name="Index_20_Link">道具<text:tab/>10</text:a></text:p>
          <text:p text:style-name="P27"><text:a xlink:type="simple" xlink:href="#__RefHeading__838_1106138866" text:style-name="Index_20_Link" text:visited-style-name="Index_20_Link">关卡<text:tab/>10</text:a></text:p>
          <text:p text:style-name="P27"><text:a xlink:type="simple" xlink:href="#__RefHeading__840_1106138866" text:style-name="Index_20_Link" text:visited-style-name="Index_20_Link">游戏接口<text:tab/>11</text:a></text:p>
          <text:p text:style-name="P27"><text:soft-page-break/><text:a xlink:type="simple" xlink:href="#__RefHeading__842_1106138866" text:style-name="Index_20_Link" text:visited-style-name="Index_20_Link">集成测试平台<text:tab/>11</text:a></text:p>
          <text:p text:style-name="P27"><text:a xlink:type="simple" xlink:href="#__RefHeading__844_1106138866" text:style-name="Index_20_Link" text:visited-style-name="Index_20_Link">独立测试<text:tab/>11</text:a></text:p>
          <text:p text:style-name="P27"><text:a xlink:type="simple" xlink:href="#__RefHeading__846_1106138866" text:style-name="Index_20_Link" text:visited-style-name="Index_20_Link">测试成功<text:tab/>11</text:a></text:p>
          <text:p text:style-name="P27"><text:a xlink:type="simple" xlink:href="#__RefHeading__848_1106138866" text:style-name="Index_20_Link" text:visited-style-name="Index_20_Link">强依赖<text:tab/>11</text:a></text:p>
          <text:p text:style-name="P27"><text:a xlink:type="simple" xlink:href="#__RefHeading__850_1106138866" text:style-name="Index_20_Link" text:visited-style-name="Index_20_Link">测试计划<text:tab/>11</text:a></text:p>
        </text:index-body>
      </text:table-of-content>
      <text:p text:style-name="P5"/>
      <text:h text:style-name="P33" text:outline-level="1"><text:bookmark-start text:name="__RefHeading__1057_76030317"/>版权声明<text:bookmark-end text:name="__RefHeading__1057_76030317"/></text:h>
      <text:p text:style-name="P6"><text:span text:style-name="T7"><text:tab/>该文档的版权属于文档作者Rob&lt;</text:span><text:a xlink:type="simple" xlink:href="mailto:code.server.matrix@gmail.com">code.server.matrix@gmail.com</text:a><text:span text:style-name="T7">&gt;所有，任何个人或组织未经作者允许，</text:span><text:span text:style-name="T11">不得</text:span><text:span text:style-name="T7">私自复制该文档。</text:span></text:p>
      <text:h text:style-name="P30" text:outline-level="1"><text:bookmark-start text:name="__RefHeading__1059_76030317"/>如何查看该文档<text:bookmark-end text:name="__RefHeading__1059_76030317"/></text:h>
      <text:p text:style-name="Text_20_body"><text:span text:style-name="T13"><text:tab/>如果您是 </text:span><text:a xlink:type="simple" xlink:href="#7.1.项目组|outline">项目组</text:a><text:span text:style-name="T14"> </text:span><text:span text:style-name="T13">的成员，请先阅读</text:span><text:a xlink:type="simple" xlink:href="#9.术语定义|outline">术语定义</text:a><text:span text:style-name="T15">，然后认真阅读</text:span><text:a xlink:type="simple" xlink:href="#6.2.任务分配|outline">任务分配</text:a><text:span text:style-name="T15">，</text:span><text:a xlink:type="simple" xlink:href="#5.项目流程安排|outline">项目流程安排</text:a><text:span text:style-name="T16">，</text:span><text:a xlink:type="simple" xlink:href="#6.用时预估|outline">用时预估</text:a>。</text:p>
      <text:p text:style-name="P14">感谢</text:p>
      <text:p text:style-name="Text_20_body"><text:span text:style-name="T13"><text:tab/></text:span><text:span text:style-name="T17">感谢LibreOffice的开发团队，提供了编写该文档的编辑器。</text:span></text:p>
      <text:h text:style-name="P33" text:outline-level="1"><text:bookmark-start text:name="__RefHeading__1063_76030317"/>项目描述<text:bookmark-end text:name="__RefHeading__1063_76030317"/></text:h>
      <text:p text:style-name="P8">该项目要实现一个基于J2SE平台的2D图形游戏。游戏名称为“探月者”，游戏模拟了玩家乘飞船登陆月球。</text:p>
      <text:h text:style-name="P31" text:outline-level="1">资源及分配</text:h>
      <text:p text:style-name="P9">该项目可支配的资源有：2名开发者，3个月时间。</text:p>
      <text:h text:style-name="P34" text:outline-level="2"><text:bookmark-start text:name="__RefHeading__816_1106138866"/>开发者<text:bookmark-end text:name="__RefHeading__816_1106138866"/></text:h>
      <table:table table:name="表格1" table:style-name="表格1">
        <table:table-column table:style-name="表格1.A" table:number-columns-repeated="3"/>
        <table:table-row>
          <table:table-cell table:style-name="表格1.A1" office:value-type="string">
            <text:p text:style-name="P17">姓名</text:p>
          </table:table-cell>
          <table:table-cell table:style-name="表格1.A1" office:value-type="string">
            <text:p text:style-name="P17">住址</text:p>
          </table:table-cell>
          <table:table-cell table:style-name="表格1.C1" office:value-type="string">
            <text:p text:style-name="P17">联系方式</text:p>
          </table:table-cell>
        </table:table-row>
        <table:table-row>
          <table:table-cell table:style-name="表格1.A2" office:value-type="string">
            <text:p text:style-name="P18">邓凯</text:p>
          </table:table-cell>
          <table:table-cell table:style-name="表格1.A2" office:value-type="string">
            <text:p text:style-name="P19">2#B318</text:p>
          </table:table-cell>
          <table:table-cell table:style-name="表格1.C2" office:value-type="string">
            <text:p text:style-name="P20">187-4047-4258</text:p>
          </table:table-cell>
        </table:table-row>
        <table:table-row>
          <table:table-cell table:style-name="表格1.A2" office:value-type="string">
            <text:p text:style-name="P19">乔磊</text:p>
          </table:table-cell>
          <table:table-cell table:style-name="表格1.A2" office:value-type="string">
            <text:p text:style-name="P19">2#B316</text:p>
          </table:table-cell>
          <table:table-cell table:style-name="表格1.C2" office:value-type="string">
            <text:p text:style-name="P19">183-2996-4637</text:p>
          </table:table-cell>
        </table:table-row>
      </table:table>
      <text:h text:style-name="P35" text:outline-level="2"><text:bookmark-start text:name="__RefHeading__818_1106138866"/>任务分配<text:bookmark-end text:name="__RefHeading__818_1106138866"/></text:h>
      <table:table table:name="表格2" table:style-name="表格2">
        <table:table-column table:style-name="表格2.A"/>
        <table:table-column table:style-name="表格2.B"/>
        <table:table-row>
          <table:table-cell table:style-name="表格2.A1" office:value-type="string">
            <text:p text:style-name="P17">任务</text:p>
          </table:table-cell>
          <table:table-cell table:style-name="表格2.B1" office:value-type="string">
            <text:p text:style-name="P17">人员</text:p>
          </table:table-cell>
        </table:table-row>
        <table:table-row>
          <table:table-cell table:style-name="表格2.A2" office:value-type="string">
            <text:p text:style-name="Table_20_Contents"><text:a xlink:type="simple" xlink:href="#6.1.培训|outline"><text:span text:style-name="T6">培训</text:span></text:a></text:p>
          </table:table-cell>
          <table:table-cell table:style-name="表格2.B2" office:value-type="string">
            <text:p text:style-name="P17">邓凯，乔磊</text:p>
          </table:table-cell>
        </table:table-row>
        <table:table-row>
          <table:table-cell table:style-name="表格2.A2" office:value-type="string">
            <text:p text:style-name="Table_20_Contents"><text:a xlink:type="simple" xlink:href="#6.2.游戏设计|outline"><text:span text:style-name="T6">游戏设计</text:span></text:a></text:p>
          </table:table-cell>
          <table:table-cell table:style-name="表格2.B2" office:value-type="string">
            <text:p text:style-name="P17">乔磊</text:p>
          </table:table-cell>
        </table:table-row>
        <table:table-row>
          <table:table-cell table:style-name="表格2.A2" office:value-type="string">
            <text:p text:style-name="Table_20_Contents"><text:a xlink:type="simple" xlink:href="#6.3.分配编码任务|outline"><text:span text:style-name="T5">分配编码任务</text:span></text:a></text:p>
          </table:table-cell>
          <table:table-cell table:style-name="表格2.B2" office:value-type="string">
            <text:p text:style-name="P17">乔磊</text:p>
          </table:table-cell>
        </table:table-row>
        <table:table-row>
          <table:table-cell table:style-name="表格2.A2" office:value-type="string">
            <text:p text:style-name="Table_20_Contents"><text:a xlink:type="simple" xlink:href="#6.6.编码及独立测试|outline"><text:span text:style-name="T25">编码及独立测试</text:span></text:a></text:p>
          </table:table-cell>
          <table:table-cell table:style-name="表格2.B2" office:value-type="string">
            <text:p text:style-name="P17">邓凯，乔磊</text:p>
          </table:table-cell>
        </table:table-row>
        <table:table-row>
          <table:table-cell table:style-name="表格2.A2" office:value-type="string">
            <text:p text:style-name="Table_20_Contents"><text:a xlink:type="simple" xlink:href="#6.6.集成测试|outline"><text:span text:style-name="T5">集成测试</text:span></text:a></text:p>
          </table:table-cell>
          <table:table-cell table:style-name="表格2.B2" office:value-type="string">
            <text:p text:style-name="P17">邓凯</text:p>
          </table:table-cell>
        </table:table-row>
        <table:table-row>
          <table:table-cell table:style-name="表格2.A2" office:value-type="string">
            <text:p text:style-name="Table_20_Contents"><text:a xlink:type="simple" xlink:href="#6.8.游戏测试|outline"><text:span text:style-name="T25">游戏测试</text:span></text:a></text:p>
          </table:table-cell>
          <table:table-cell table:style-name="表格2.B2" office:value-type="string">
            <text:p text:style-name="P17">邓凯</text:p>
          </table:table-cell>
        </table:table-row>
        <table:table-row>
          <table:table-cell table:style-name="表格2.A2" office:value-type="string">
            <text:p text:style-name="Table_20_Contents"><text:a xlink:type="simple" xlink:href="#6.7.发布|outline"><text:span text:style-name="T5">发布</text:span></text:a></text:p>
          </table:table-cell>
          <table:table-cell table:style-name="表格2.B2" office:value-type="string">
            <text:p text:style-name="P17">邓凯，乔磊</text:p>
          </table:table-cell>
        </table:table-row>
      </table:table>
      <text:p text:style-name="Text_20_body"/>
      <text:h text:style-name="P30" text:outline-level="1"><text:bookmark-start text:name="__RefHeading__1069_76030317"/>项目流程安排<text:bookmark-end text:name="__RefHeading__1069_76030317"/></text:h>
      <text:h text:style-name="P35" text:outline-level="2"><text:bookmark-start text:name="__RefHeading__1071_76030317"/>培训<text:bookmark-end text:name="__RefHeading__1071_76030317"/></text:h>
      <text:h text:style-name="P37" text:outline-level="3"><text:bookmark-start text:name="__RefHeading__979_2032985173"/>基础<text:bookmark-end text:name="__RefHeading__979_2032985173"/></text:h>
      <text:p text:style-name="P9">因为该项目基于j<text:span text:style-name="T26">ava平台，而且要用java语言来实现，因此开发者应该补充java的基础知识，重温java</text:span><text:span text:style-name="T26">的基本思想。</text:span></text:p>
      <text:p text:style-name="P9">任务列表：</text:p>
      <table:table table:name="表格3" table:style-name="表格3">
        <table:table-column table:style-name="表格3.A"/>
        <table:table-row>
          <table:table-cell table:style-name="表格3.A1" office:value-type="string">
            <text:p text:style-name="P19">阅读《java编程思想》</text:p>
          </table:table-cell>
        </table:table-row>
        <text:soft-page-break/>
        <table:table-row>
          <table:table-cell table:style-name="表格3.A2" office:value-type="string">
            <text:p text:style-name="Table_20_Contents"><text:a xlink:type="simple" xlink:href="#6.1.开发者|outline"><text:span text:style-name="T4">开发者</text:span></text:a><text:span text:style-name="T3">讨论java中OO（面向对象）设计</text:span></text:p>
          </table:table-cell>
        </table:table-row>
      </table:table>
      <text:h text:style-name="P38" text:outline-level="3"><text:bookmark-start text:name="__RefHeading__1209_76030317"/>游戏设计<text:bookmark-end text:name="__RefHeading__1209_76030317"/></text:h>
      <text:p text:style-name="P9">培训游戏设计方面的知识。</text:p>
      <text:p text:style-name="P9">任务列表：</text:p>
      <table:table table:name="表格4" table:style-name="表格4">
        <table:table-column table:style-name="表格4.A"/>
        <table:table-row>
          <table:table-cell table:style-name="表格4.A1" office:value-type="string">
            <text:p text:style-name="P18">阅读《rules of play game design fundamentals》或《游戏设计与开发》的游戏设计章节</text:p>
          </table:table-cell>
        </table:table-row>
        <table:table-row>
          <table:table-cell table:style-name="表格4.A2" office:value-type="string">
            <text:p text:style-name="Table_20_Contents"><text:a xlink:type="simple" xlink:href="#6.1.开发者|outline"><text:span text:style-name="T2">开发者</text:span></text:a><text:span text:style-name="T1">交流自己对游戏设计的看法以及想法</text:span></text:p>
          </table:table-cell>
        </table:table-row>
      </table:table>
      <text:h text:style-name="P38" text:outline-level="3"><text:bookmark-start text:name="__RefHeading__1211_76030317"/>实现2D游戏需要的特殊知识<text:bookmark-end text:name="__RefHeading__1211_76030317"/></text:h>
      <text:p text:style-name="P9">实现2D游戏需要掌握的特殊知识包括：</text:p>
      <table:table table:name="表格5" table:style-name="表格5">
        <table:table-column table:style-name="表格5.A"/>
        <table:table-row>
          <table:table-cell table:style-name="表格5.A1" office:value-type="string">
            <text:p text:style-name="P17">实现图像平移，旋转，缩放</text:p>
          </table:table-cell>
        </table:table-row>
        <table:table-row>
          <table:table-cell table:style-name="表格5.A2" office:value-type="string">
            <text:p text:style-name="P17">播放声音</text:p>
          </table:table-cell>
        </table:table-row>
        <table:table-row>
          <table:table-cell table:style-name="表格5.A2" office:value-type="string">
            <text:p text:style-name="P17">图像边缘检测</text:p>
          </table:table-cell>
        </table:table-row>
        <table:table-row>
          <table:table-cell table:style-name="表格5.A2" office:value-type="string">
            <text:p text:style-name="P17">线程，定时器</text:p>
          </table:table-cell>
        </table:table-row>
      </table:table>
      <text:p text:style-name="P9">任务列表：</text:p>
      <table:table table:name="表格6" table:style-name="表格6">
        <table:table-column table:style-name="表格6.A"/>
        <table:table-row>
          <table:table-cell table:style-name="表格6.A1" office:value-type="string">
            <text:p text:style-name="P18">学习如何使用Apache Batik库中的某些类来完成图像的平移，旋转，缩放</text:p>
          </table:table-cell>
        </table:table-row>
        <table:table-row>
          <table:table-cell table:style-name="表格6.A2" office:value-type="string">
            <text:p text:style-name="Table_20_Contents"><text:span text:style-name="T1">学习如何利用</text:span><text:span text:style-name="T3">javax.sound.sampled.AudioInputStream类播放声音</text:span></text:p>
          </table:table-cell>
        </table:table-row>
        <table:table-row>
          <table:table-cell table:style-name="表格6.A2" office:value-type="string">
            <text:p text:style-name="P28">学习如何用多边形来封装图形并实现边缘检测</text:p>
          </table:table-cell>
        </table:table-row>
        <table:table-row>
          <table:table-cell table:style-name="表格6.A2" office:value-type="string">
            <text:p text:style-name="P28">学习java中，如何创建／停止线程，如何创建／使用定时器</text:p>
          </table:table-cell>
        </table:table-row>
      </table:table>
      <text:p text:style-name="Text_20_body"/>
      <text:h text:style-name="P34" text:outline-level="2"><text:bookmark-start text:name="__RefHeading__1018_1259410421"/>游戏设计<text:bookmark-end text:name="__RefHeading__1018_1259410421"/></text:h>
      <text:h text:style-name="P37" text:outline-level="3"><text:bookmark-start text:name="__RefHeading__1213_76030317"/>设计游戏<text:bookmark-end text:name="__RefHeading__1213_76030317"/></text:h>
      <text:p text:style-name="P7">给出游戏设计的详细信息，应包含以下内容:</text:p>
      <table:table table:name="表格7" table:style-name="表格7">
        <table:table-column table:style-name="表格7.A"/>
        <table:table-row>
          <table:table-cell table:style-name="表格7.A1" office:value-type="string">
            <text:p text:style-name="P17">游戏梗概／游戏主线</text:p>
          </table:table-cell>
        </table:table-row>
        <table:table-row>
          <table:table-cell table:style-name="表格7.A2" office:value-type="string">
            <text:p text:style-name="P17">角色</text:p>
          </table:table-cell>
        </table:table-row>
        <table:table-row>
          <table:table-cell table:style-name="表格7.A2" office:value-type="string">
            <text:p text:style-name="P17">道具</text:p>
          </table:table-cell>
        </table:table-row>
        <table:table-row>
          <table:table-cell table:style-name="表格7.A2" office:value-type="string">
            <text:p text:style-name="P17">关卡</text:p>
          </table:table-cell>
        </table:table-row>
        <table:table-row>
          <table:table-cell table:style-name="表格7.A2" office:value-type="string">
            <text:p text:style-name="P17">事件</text:p>
          </table:table-cell>
        </table:table-row>
        <table:table-row>
          <table:table-cell table:style-name="表格7.A2" office:value-type="string">
            <text:p text:style-name="P17">游戏提示</text:p>
          </table:table-cell>
        </table:table-row>
        <table:table-row>
          <table:table-cell table:style-name="表格7.A2" office:value-type="string">
            <text:p text:style-name="P17">游戏平衡</text:p>
          </table:table-cell>
        </table:table-row>
        <table:table-row>
          <table:table-cell table:style-name="表格7.A2" office:value-type="string">
            <text:p text:style-name="P17">游戏界面</text:p>
          </table:table-cell>
        </table:table-row>
      </table:table>
      <text:h text:style-name="P37" text:outline-level="3"><text:bookmark-start text:name="__RefHeading__820_1106138866"/><text:soft-page-break/>游戏的接口<text:bookmark-end text:name="__RefHeading__820_1106138866"/></text:h>
      <text:p text:style-name="P9">应给出下列模块的接口定义：</text:p>
      <table:table table:name="表格8" table:style-name="表格8">
        <table:table-column table:style-name="表格8.A"/>
        <table:table-row>
          <table:table-cell table:style-name="表格8.A1" office:value-type="string">
            <text:p text:style-name="Table_20_Contents">游戏引擎</text:p>
          </table:table-cell>
        </table:table-row>
        <table:table-row>
          <table:table-cell table:style-name="表格8.A2" office:value-type="string">
            <text:p text:style-name="Table_20_Contents">角色</text:p>
          </table:table-cell>
        </table:table-row>
        <table:table-row>
          <table:table-cell table:style-name="表格8.A2" office:value-type="string">
            <text:p text:style-name="Table_20_Contents">道具</text:p>
          </table:table-cell>
        </table:table-row>
        <table:table-row>
          <table:table-cell table:style-name="表格8.A2" office:value-type="string">
            <text:p text:style-name="Table_20_Contents">关卡</text:p>
          </table:table-cell>
        </table:table-row>
        <table:table-row>
          <table:table-cell table:style-name="表格8.A2" office:value-type="string">
            <text:p text:style-name="Table_20_Contents">事件</text:p>
          </table:table-cell>
        </table:table-row>
        <table:table-row>
          <table:table-cell table:style-name="表格8.A2" office:value-type="string">
            <text:p text:style-name="Table_20_Contents">游戏提示</text:p>
          </table:table-cell>
        </table:table-row>
      </table:table>
      <text:h text:style-name="P39" text:outline-level="3"><text:bookmark-start text:name="__RefHeading__1219_76030317"/>审核接口的完备性<text:bookmark-end text:name="__RefHeading__1219_76030317"/></text:h>
      <text:p text:style-name="P7">用定义的模块的接口，用伪代码的形式演示游戏，补充或修正游戏模块的接口。</text:p>
      <text:p text:style-name="P7"/>
      <text:h text:style-name="P35" text:outline-level="2"><text:bookmark-start text:name="__RefHeading__1075_76030317"/>分配编码任务<text:bookmark-end text:name="__RefHeading__1075_76030317"/></text:h>
      <text:p text:style-name="P9">根据游戏模块和接口设计类，并分配这些类的编写任务。</text:p>
      <text:h text:style-name="P35" text:outline-level="2"><text:bookmark-start text:name="__RefHeading__822_1106138866"/>编码及独立测试<text:bookmark-end text:name="__RefHeading__822_1106138866"/></text:h>
      <text:p text:style-name="Text_20_body"><text:span text:style-name="T13">开发者根据给定的类和接口编写代码，并独立测试这些代码。如果所有独立的模块全都测试成功，该阶段结束。如果某些代码是</text:span><text:a xlink:type="simple" xlink:href="#7.16.强依赖|outline">强依赖</text:a><text:span text:style-name="T13">的，那么这些代码的测试可以在</text:span><text:a xlink:type="simple" xlink:href="#6.7.集成测试|outline">集成测试</text:a><text:span text:style-name="T13">阶段完成。</text:span></text:p>
      <text:h text:style-name="P35" text:outline-level="2"><text:bookmark-start text:name="__RefHeading__1079_76030317"/>集成测试<text:bookmark-end text:name="__RefHeading__1079_76030317"/></text:h>
      <text:p text:style-name="Text_20_body"><text:span text:style-name="T13">制定</text:span><text:span text:style-name="T17">完整的</text:span><text:a xlink:type="simple" xlink:href="#8.16.测试计划|outline">测试计划</text:a><text:span text:style-name="T18">并执行之</text:span><text:span text:style-name="T19">。</text:span></text:p>
      <text:h text:style-name="P35" text:outline-level="2"><text:bookmark-start text:name="__RefHeading__824_1106138866"/>游戏测试<text:bookmark-end text:name="__RefHeading__824_1106138866"/></text:h>
      <text:p text:style-name="P10">测试游戏的整体效果，看是否与预期的相同。该阶段应该生成游戏测试<text:span text:style-name="T23">的bug</text:span>报告，以及修正的方案。</text:p>
      <text:h text:style-name="P35" text:outline-level="2"><text:bookmark-start text:name="__RefHeading__1081_76030317"/>发布<text:bookmark-end text:name="__RefHeading__1081_76030317"/></text:h>
      <text:p text:style-name="P7">修正游戏中存在的已知bug，并发布游戏及游戏源代码。该阶段需要一个简略的发布计划。<text:span text:style-name="T27">制定好发布计划后，根据计划发布项目。</text:span></text:p>
      <text:p text:style-name="P7"/>
      <text:h text:style-name="P31" text:outline-level="1"><text:bookmark-start text:name="__RefHeading__1223_76030317"/><text:soft-page-break/>用时预估<text:bookmark-end text:name="__RefHeading__1223_76030317"/></text:h>
      <table:table table:name="表格9" table:style-name="表格9">
        <table:table-column table:style-name="表格9.A"/>
        <table:table-column table:style-name="表格9.B"/>
        <table:table-row>
          <table:table-cell table:style-name="表格9.A1" office:value-type="string">
            <text:p text:style-name="P17">事项</text:p>
          </table:table-cell>
          <table:table-cell table:style-name="表格9.B1" office:value-type="string">
            <text:p text:style-name="P21">用时（单位：天）</text:p>
          </table:table-cell>
        </table:table-row>
        <table:table-row>
          <table:table-cell table:style-name="表格9.A2" office:value-type="string">
            <text:p text:style-name="Table_20_Contents"><text:a xlink:type="simple" xlink:href="#6.1.培训|outline"><text:span text:style-name="T24">培训</text:span></text:a></text:p>
          </table:table-cell>
          <table:table-cell table:style-name="表格9.B2" office:value-type="string">
            <text:p text:style-name="Table_20_Contents">40</text:p>
          </table:table-cell>
        </table:table-row>
        <table:table-row>
          <table:table-cell table:style-name="表格9.A2" office:value-type="string">
            <text:p text:style-name="Table_20_Contents"><text:a xlink:type="simple" xlink:href="#6.3.游戏设计|outline"><text:span text:style-name="T28">游戏设计</text:span></text:a></text:p>
          </table:table-cell>
          <table:table-cell table:style-name="表格9.B2" office:value-type="string">
            <text:p text:style-name="Table_20_Contents">7</text:p>
          </table:table-cell>
        </table:table-row>
        <table:table-row>
          <table:table-cell table:style-name="表格9.A2" office:value-type="string">
            <text:p text:style-name="Table_20_Contents"><text:a xlink:type="simple" xlink:href="#6.5.分配编码任务|outline"><text:span text:style-name="T24">分配编码任务</text:span></text:a></text:p>
          </table:table-cell>
          <table:table-cell table:style-name="表格9.B2" office:value-type="string">
            <text:p text:style-name="Table_20_Contents">3</text:p>
          </table:table-cell>
        </table:table-row>
        <table:table-row>
          <table:table-cell table:style-name="表格9.A2" office:value-type="string">
            <text:p text:style-name="Table_20_Contents"><text:a xlink:type="simple" xlink:href="#6.6.编码及独立测试|outline"><text:span text:style-name="T24">编码及独立测试</text:span></text:a></text:p>
          </table:table-cell>
          <table:table-cell table:style-name="表格9.B2" office:value-type="string">
            <text:p text:style-name="P23">13</text:p>
          </table:table-cell>
        </table:table-row>
        <table:table-row>
          <table:table-cell table:style-name="表格9.A2" office:value-type="string">
            <text:p text:style-name="Table_20_Contents"><text:a xlink:type="simple" xlink:href="#6.7.集成测试|outline"><text:span text:style-name="T24">集成测试</text:span></text:a></text:p>
          </table:table-cell>
          <table:table-cell table:style-name="表格9.B2" office:value-type="string">
            <text:p text:style-name="Table_20_Contents">7</text:p>
          </table:table-cell>
        </table:table-row>
        <table:table-row>
          <table:table-cell table:style-name="表格9.A2" office:value-type="string">
            <text:p text:style-name="Table_20_Contents"><text:a xlink:type="simple" xlink:href="#6.8.游戏测试|outline"><text:span text:style-name="T24">游戏测试</text:span></text:a></text:p>
          </table:table-cell>
          <table:table-cell table:style-name="表格9.B2" office:value-type="string">
            <text:p text:style-name="Table_20_Contents">3</text:p>
          </table:table-cell>
        </table:table-row>
        <table:table-row>
          <table:table-cell table:style-name="表格9.A2" office:value-type="string">
            <text:p text:style-name="Table_20_Contents"><text:a xlink:type="simple" xlink:href="#6.9.发布|outline"><text:span text:style-name="T24">发布</text:span></text:a></text:p>
          </table:table-cell>
          <table:table-cell table:style-name="表格9.B2" office:value-type="string">
            <text:p text:style-name="P22">3</text:p>
          </table:table-cell>
        </table:table-row>
      </table:table>
      <text:p text:style-name="P16"><text:span text:style-name="T7">该项目总计需要约</text:span><text:span text:style-name="T12">76</text:span><text:span text:style-name="T7">天。</text:span></text:p>
      <text:h text:style-name="P33" text:outline-level="1"><text:bookmark-start text:name="__RefHeading__1225_76030317"/>术语定义<text:bookmark-end text:name="__RefHeading__1225_76030317"/></text:h>
      <text:h text:style-name="P36" text:outline-level="2"><text:bookmark-start text:name="__RefHeading__826_1106138866"/>项目组<text:bookmark-end text:name="__RefHeading__826_1106138866"/></text:h>
      <text:p text:style-name="P11">参与项目开发的一组人。</text:p>
      <text:h text:style-name="P36" text:outline-level="2"><text:bookmark-start text:name="__RefHeading__1085_76030317"/>项目流程<text:bookmark-end text:name="__RefHeading__1085_76030317"/></text:h>
      <text:p text:style-name="P11">项目进行的主要步骤或过程。</text:p>
      <text:h text:style-name="P36" text:outline-level="2"><text:bookmark-start text:name="__RefHeading__1227_76030317"/>游戏模块<text:bookmark-end text:name="__RefHeading__1227_76030317"/></text:h>
      <text:p text:style-name="P13">游戏在逻辑上被划分成的若干个部分。所谓逻辑上是指不考虑游戏的具体实现，就游戏本身而言。</text:p>
      <text:h text:style-name="P36" text:outline-level="2"><text:bookmark-start text:name="__RefHeading__1229_76030317"/>发布<text:bookmark-end text:name="__RefHeading__1229_76030317"/></text:h>
      <text:p text:style-name="P13">发布是指将可用的软件成品分发给用户，软件成品不仅可以指可以正常运行的应用程序，还可能指源码，帮助文档等等。</text:p>
      <text:h text:style-name="P36" text:outline-level="2"><text:bookmark-start text:name="__RefHeading__1231_76030317"/>培训<text:bookmark-end text:name="__RefHeading__1231_76030317"/></text:h>
      <text:p text:style-name="P13">培训是指对开发者进行的特定的训练，使开发者具备开发项目的知识。</text:p>
      <text:h text:style-name="P36" text:outline-level="2"><text:bookmark-start text:name="__RefHeading__828_1106138866"/>游戏主线<text:bookmark-end text:name="__RefHeading__828_1106138866"/></text:h>
      <text:p text:style-name="P13">游戏主线指游戏情节发展的路径。由于每个游戏都会开始和结束，游戏主线就指游戏从开始，要经历哪些关卡或剧情到游戏结束。一个游戏中可能存在多种剧情，但无论玩家选择哪种剧情进行游戏，游戏都会结束。将这些剧情的序列称之为游戏主线。</text:p>
      <text:h text:style-name="P36" text:outline-level="2"><text:bookmark-start text:name="__RefHeading__832_1106138866"/>游戏平衡<text:bookmark-end text:name="__RefHeading__832_1106138866"/></text:h>
      <text:p text:style-name="P13">游戏平衡是指游戏具备的合适的难易程度。如果游戏太难或太简单，那么称之为游戏不平衡，否则成为游戏平衡。游戏平衡的意义在于可以为玩家带来乐趣，不过合适的时候可以打破这条规则，设计一个极端无趣（即毫无挑战的游戏）或者永远无法获胜的游戏也是可以的。</text:p>
      <text:h text:style-name="P36" text:outline-level="2"><text:bookmark-start text:name="__RefHeading__834_1106138866"/>角色<text:bookmark-end text:name="__RefHeading__834_1106138866"/></text:h>
      <text:p text:style-name="P13">角色指游戏可以与主角发生交互的对象及主角本身。主角是游戏中应该被玩家操作时间最长的一个或一组对象。</text:p>
      <text:h text:style-name="P36" text:outline-level="2"><text:bookmark-start text:name="__RefHeading__836_1106138866"/>道具<text:bookmark-end text:name="__RefHeading__836_1106138866"/></text:h>
      <text:p text:style-name="P13">道具是一种特殊的角色。</text:p>
      <text:h text:style-name="P36" text:outline-level="2"><text:bookmark-start text:name="__RefHeading__838_1106138866"/>关卡<text:bookmark-end text:name="__RefHeading__838_1106138866"/></text:h>
      <text:p text:style-name="P13">关卡是指在某个场景下，玩家需要完成的任务或达到的目标。</text:p>
      <text:h text:style-name="P36" text:outline-level="2"><text:bookmark-start text:name="__RefHeading__840_1106138866"/><text:soft-page-break/>游戏接口<text:bookmark-end text:name="__RefHeading__840_1106138866"/></text:h>
      <text:p text:style-name="P13">游戏接口是指游戏中需要定义的行为的形式化表述的集合。（稍显晦涩，见谅）</text:p>
      <text:h text:style-name="P36" text:outline-level="2"><text:bookmark-start text:name="__RefHeading__842_1106138866"/>集成测试平台<text:bookmark-end text:name="__RefHeading__842_1106138866"/></text:h>
      <text:p text:style-name="P13">集成测试平台是指可以测试模块交互结果及分析、报告的一套应用程序。</text:p>
      <text:h text:style-name="P36" text:outline-level="2"><text:bookmark-start text:name="__RefHeading__844_1106138866"/>独立测试<text:bookmark-end text:name="__RefHeading__844_1106138866"/></text:h>
      <text:p text:style-name="P13">测试单个模块是否有语法或逻辑错误。</text:p>
      <text:h text:style-name="P36" text:outline-level="2"><text:bookmark-start text:name="__RefHeading__846_1106138866"/>测试成功<text:bookmark-end text:name="__RefHeading__846_1106138866"/></text:h>
      <text:p text:style-name="P12">如果给模块输入一些代表性的输入，输出的内容满足这个模块的定义，则测试成功，否则失败。</text:p>
      <text:h text:style-name="P36" text:outline-level="2"><text:bookmark-start text:name="__RefHeading__848_1106138866"/>强依赖<text:bookmark-end text:name="__RefHeading__848_1106138866"/></text:h>
      <text:p text:style-name="P15"><text:span text:style-name="T7">有两个模块</text:span><text:span text:style-name="T8">A和B，如果如果A，B间发生了引用，则称A与B强依赖。</text:span></text:p>
      <text:h text:style-name="P36" text:outline-level="2"><text:bookmark-start text:name="__RefHeading__850_1106138866"/>测试计划<text:bookmark-end text:name="__RefHeading__850_1106138866"/></text:h>
      <text:p text:style-name="P15"><text:span text:style-name="T7">测试计划是在测试之前对测试流程的安排</text:span><text:span text:style-name="T9">。一个相对完善的测试计划应考虑一下几点</text:span><text:span text:style-name="T10">：</text:span></text:p>
      <text:list xml:id="list78372109" text:style-name="L1">
        <text:list-item>
          <text:p text:style-name="P29">如何搭建测试平台</text:p>
        </text:list-item>
        <text:list-item>
          <text:p text:style-name="P29">测试哪些模块</text:p>
        </text:list-item>
        <text:list-item>
          <text:p text:style-name="P29">如何设计测试用例</text:p>
        </text:list-item>
        <text:list-item>
          <text:p text:style-name="P29">如何生成测试日志</text:p>
        </text:list-item>
        <text:list-item>
          <text:p text:style-name="P29">如何将测试过程自动化/脚本化</text:p>
        </text:list-item>
        <text:list-item>
          <text:p text:style-name="P29">如何评估测试结果</text:p>
        </text:list-item>
        <text:list-item>
          <text:p text:style-name="P29">如何整理测试出来的bug和漏洞</text:p>
        </text:list-item>
        <text:list-item>
          <text:p text:style-name="P29">如何消灭这些bug和漏洞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文泉驿等宽正黑" svg:font-family="文泉驿等宽正黑" style:font-family-generic="modern" style:font-pitch="fixed"/>
    <style:font-face style:name="Abyssinica SIL" svg:font-family="'Abyssinica SIL'" style:font-pitch="variable"/>
    <style:font-face style:name="宋体" svg:font-family="宋体, SimSun" style:font-pitch="variable"/>
    <style:font-face style:name="文泉驿微米黑" svg:font-family="文泉驿微米黑" style:font-pitch="variable"/>
    <style:font-face style:name="文泉驿等宽微米黑" svg:font-family="文泉驿等宽微米黑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文泉驿正黑" svg:font-family="文泉驿正黑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文泉驿正黑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文泉驿正黑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="100%" fo:margin-left="0.998cm" fo:margin-right="0cm" fo:margin-top="0cm" fo:margin-bottom="0cm" style:contextual-spacing="false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size="10pt" style:font-name-asian="文泉驿等宽正黑" style:font-size-asian="10pt" style:font-name-complex="Lohit Hindi2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b </meta:initial-creator>
    <meta:creation-date>2012-10-10T12:19:45</meta:creation-date>
    <dc:date>2012-10-26T18:56:04</dc:date>
    <dc:creator>rob </dc:creator>
    <meta:editing-duration>PT12H3M41S</meta:editing-duration>
    <meta:editing-cycles>203</meta:editing-cycles>
    <meta:generator>LibreOffice/3.6$Linux_x86 LibreOffice_project/360m1$Build-2</meta:generator>
    <meta:document-statistic meta:table-count="9" meta:image-count="0" meta:object-count="0" meta:page-count="11" meta:paragraph-count="194" meta:word-count="2091" meta:character-count="2403" meta:non-whitespace-character-count="2327"/>
  </office:meta>
</office:document-meta>
</file>